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294a" officeooo:paragraph-rsid="0008294a"/>
    </style:style>
    <style:style style:name="P2" style:family="paragraph" style:parent-style-name="Standard">
      <style:text-properties officeooo:rsid="00087429" officeooo:paragraph-rsid="00087429"/>
    </style:style>
    <style:style style:name="P3" style:family="paragraph" style:parent-style-name="Standard">
      <style:text-properties officeooo:rsid="0008d8ab" officeooo:paragraph-rsid="0008d8ab"/>
    </style:style>
    <style:style style:name="P4" style:family="paragraph" style:parent-style-name="Standard">
      <style:text-properties officeooo:rsid="000a1369" officeooo:paragraph-rsid="000a1369"/>
    </style:style>
    <style:style style:name="P5" style:family="paragraph" style:parent-style-name="Standard">
      <style:text-properties officeooo:rsid="000b948f" officeooo:paragraph-rsid="000b948f"/>
    </style:style>
    <style:style style:name="P6" style:family="paragraph" style:parent-style-name="Standard">
      <style:text-properties officeooo:rsid="000c5219" officeooo:paragraph-rsid="000c5219"/>
    </style:style>
    <style:style style:name="P7" style:family="paragraph" style:parent-style-name="Standard">
      <style:text-properties officeooo:rsid="000d3192" officeooo:paragraph-rsid="000d3192"/>
    </style:style>
    <style:style style:name="P8" style:family="paragraph" style:parent-style-name="Standard">
      <style:text-properties officeooo:rsid="000e6d72" officeooo:paragraph-rsid="000e6d72"/>
    </style:style>
    <style:style style:name="P9" style:family="paragraph" style:parent-style-name="Standard">
      <style:text-properties officeooo:rsid="0010261e" officeooo:paragraph-rsid="0010261e"/>
    </style:style>
    <style:style style:name="P10" style:family="paragraph" style:parent-style-name="Standard">
      <style:text-properties officeooo:rsid="00102dc1" officeooo:paragraph-rsid="00102dc1"/>
    </style:style>
    <style:style style:name="P11" style:family="paragraph" style:parent-style-name="Standard">
      <style:text-properties officeooo:rsid="00114cb3" officeooo:paragraph-rsid="00114cb3"/>
    </style:style>
    <style:style style:name="P12" style:family="paragraph" style:parent-style-name="Standard">
      <style:text-properties officeooo:rsid="0012a096" officeooo:paragraph-rsid="0012a096"/>
    </style:style>
    <style:style style:name="P13" style:family="paragraph" style:parent-style-name="Standard">
      <style:text-properties officeooo:rsid="00133187" officeooo:paragraph-rsid="00133187"/>
    </style:style>
    <style:style style:name="P14" style:family="paragraph" style:parent-style-name="Standard">
      <style:text-properties officeooo:rsid="001639f6" officeooo:paragraph-rsid="001639f6"/>
    </style:style>
    <style:style style:name="P15" style:family="paragraph" style:parent-style-name="Standard">
      <style:text-properties officeooo:rsid="0017efee" officeooo:paragraph-rsid="0017efee"/>
    </style:style>
    <style:style style:name="P16" style:family="paragraph" style:parent-style-name="Standard">
      <style:text-properties officeooo:rsid="00185a8e" officeooo:paragraph-rsid="00185a8e"/>
    </style:style>
    <style:style style:name="P17" style:family="paragraph" style:parent-style-name="Standard">
      <style:text-properties officeooo:rsid="00197ac3" officeooo:paragraph-rsid="00197ac3"/>
    </style:style>
    <style:style style:name="P18" style:family="paragraph" style:parent-style-name="Standard">
      <style:text-properties officeooo:rsid="001a4ae4" officeooo:paragraph-rsid="001a4ae4"/>
    </style:style>
    <style:style style:name="P19" style:family="paragraph" style:parent-style-name="Standard">
      <style:text-properties officeooo:rsid="001bc36c" officeooo:paragraph-rsid="001bc36c"/>
    </style:style>
    <style:style style:name="P20" style:family="paragraph" style:parent-style-name="Standard">
      <style:text-properties officeooo:rsid="001cf89b" officeooo:paragraph-rsid="001cf89b"/>
    </style:style>
    <style:style style:name="P21" style:family="paragraph" style:parent-style-name="Standard">
      <style:text-properties officeooo:rsid="001ea059" officeooo:paragraph-rsid="001ea059"/>
    </style:style>
    <style:style style:name="P22" style:family="paragraph" style:parent-style-name="Standard">
      <style:text-properties officeooo:rsid="001fcc82" officeooo:paragraph-rsid="001fcc82"/>
    </style:style>
    <style:style style:name="P23" style:family="paragraph" style:parent-style-name="Standard">
      <style:text-properties officeooo:rsid="00207fa0" officeooo:paragraph-rsid="00207fa0"/>
    </style:style>
    <style:style style:name="P24" style:family="paragraph" style:parent-style-name="Standard">
      <style:text-properties officeooo:rsid="00222df8" officeooo:paragraph-rsid="00222df8"/>
    </style:style>
    <style:style style:name="P25" style:family="paragraph" style:parent-style-name="Standard">
      <style:text-properties officeooo:rsid="00227f7b" officeooo:paragraph-rsid="00227f7b"/>
    </style:style>
    <style:style style:name="P26" style:family="paragraph" style:parent-style-name="Standard">
      <style:text-properties officeooo:rsid="00244a54" officeooo:paragraph-rsid="00244a54"/>
    </style:style>
    <style:style style:name="P27" style:family="paragraph" style:parent-style-name="Standard">
      <style:text-properties officeooo:rsid="002476b9" officeooo:paragraph-rsid="002476b9"/>
    </style:style>
    <style:style style:name="P28" style:family="paragraph" style:parent-style-name="Standard">
      <style:text-properties officeooo:rsid="002624bf" officeooo:paragraph-rsid="002624bf"/>
    </style:style>
    <style:style style:name="P29" style:family="paragraph" style:parent-style-name="Standard">
      <style:text-properties officeooo:rsid="0027a5bf" officeooo:paragraph-rsid="0027a5bf"/>
    </style:style>
    <style:style style:name="P30" style:family="paragraph" style:parent-style-name="Standard">
      <style:text-properties officeooo:rsid="00291a44" officeooo:paragraph-rsid="00291a44"/>
    </style:style>
    <style:style style:name="P31" style:family="paragraph" style:parent-style-name="Standard">
      <style:text-properties officeooo:rsid="00291a44" officeooo:paragraph-rsid="0029d197"/>
    </style:style>
    <style:style style:name="P32" style:family="paragraph" style:parent-style-name="Standard">
      <style:text-properties officeooo:rsid="00291a44" officeooo:paragraph-rsid="002bcad8"/>
    </style:style>
    <style:style style:name="P33" style:family="paragraph" style:parent-style-name="Standard">
      <style:text-properties officeooo:rsid="00291a44" officeooo:paragraph-rsid="002de52e"/>
    </style:style>
    <style:style style:name="P34" style:family="paragraph" style:parent-style-name="Standard">
      <style:text-properties officeooo:rsid="00291a44" officeooo:paragraph-rsid="002f7dc0"/>
    </style:style>
    <style:style style:name="P35" style:family="paragraph" style:parent-style-name="Standard">
      <style:text-properties officeooo:rsid="00291a44" officeooo:paragraph-rsid="00301dd3"/>
    </style:style>
    <style:style style:name="P36" style:family="paragraph" style:parent-style-name="Standard">
      <style:text-properties officeooo:rsid="0029d197" officeooo:paragraph-rsid="0029d197"/>
    </style:style>
    <style:style style:name="P37" style:family="paragraph" style:parent-style-name="Standard">
      <style:text-properties officeooo:rsid="0029d197" officeooo:paragraph-rsid="002bcad8"/>
    </style:style>
    <style:style style:name="P38" style:family="paragraph" style:parent-style-name="Standard">
      <style:text-properties officeooo:rsid="002bcad8" officeooo:paragraph-rsid="002bcad8"/>
    </style:style>
    <style:style style:name="P39" style:family="paragraph" style:parent-style-name="Standard">
      <style:text-properties officeooo:rsid="002d5994" officeooo:paragraph-rsid="002de52e"/>
    </style:style>
    <style:style style:name="P40" style:family="paragraph" style:parent-style-name="Standard">
      <style:text-properties officeooo:rsid="002de52e" officeooo:paragraph-rsid="002de52e"/>
    </style:style>
    <style:style style:name="P41" style:family="paragraph" style:parent-style-name="Standard">
      <style:text-properties officeooo:rsid="002ee4e3" officeooo:paragraph-rsid="002f7dc0"/>
    </style:style>
    <style:style style:name="P42" style:family="paragraph" style:parent-style-name="Standard">
      <style:text-properties officeooo:rsid="002f7dc0" officeooo:paragraph-rsid="002f7dc0"/>
    </style:style>
    <style:style style:name="P43" style:family="paragraph" style:parent-style-name="Standard">
      <style:text-properties officeooo:rsid="00301dd3" officeooo:paragraph-rsid="00301dd3"/>
    </style:style>
    <style:style style:name="P44" style:family="paragraph" style:parent-style-name="Standard">
      <style:text-properties officeooo:rsid="0030e486" officeooo:paragraph-rsid="0030e486"/>
    </style:style>
    <style:style style:name="P45" style:family="paragraph" style:parent-style-name="Standard">
      <style:text-properties officeooo:rsid="00320980" officeooo:paragraph-rsid="00320980"/>
    </style:style>
    <style:style style:name="P46" style:family="paragraph" style:parent-style-name="Standard">
      <style:text-properties officeooo:rsid="0032774f" officeooo:paragraph-rsid="0032774f"/>
    </style:style>
    <style:style style:name="P47" style:family="paragraph" style:parent-style-name="Standard">
      <style:text-properties officeooo:rsid="0032c421" officeooo:paragraph-rsid="0032c421"/>
    </style:style>
    <style:style style:name="P48" style:family="paragraph" style:parent-style-name="Standard">
      <style:text-properties officeooo:rsid="0034093d" officeooo:paragraph-rsid="0034093d"/>
    </style:style>
    <style:style style:name="P49" style:family="paragraph" style:parent-style-name="Standard">
      <style:text-properties officeooo:rsid="0034744c" officeooo:paragraph-rsid="0034744c"/>
    </style:style>
    <style:style style:name="P50" style:family="paragraph" style:parent-style-name="Standard">
      <style:text-properties officeooo:rsid="00355913" officeooo:paragraph-rsid="00355913"/>
    </style:style>
    <style:style style:name="P51" style:family="paragraph" style:parent-style-name="Standard">
      <style:text-properties officeooo:rsid="003592fb" officeooo:paragraph-rsid="003592fb"/>
    </style:style>
    <style:style style:name="P52" style:family="paragraph" style:parent-style-name="Standard">
      <style:text-properties officeooo:rsid="003719c1" officeooo:paragraph-rsid="003719c1"/>
    </style:style>
    <style:style style:name="P53" style:family="paragraph" style:parent-style-name="Standard">
      <style:text-properties officeooo:rsid="00387924" officeooo:paragraph-rsid="00387924"/>
    </style:style>
    <style:style style:name="P54" style:family="paragraph" style:parent-style-name="Standard">
      <style:text-properties officeooo:rsid="0038d7b6" officeooo:paragraph-rsid="0038d7b6"/>
    </style:style>
    <style:style style:name="P55" style:family="paragraph" style:parent-style-name="Standard">
      <style:text-properties officeooo:rsid="003ba1ac" officeooo:paragraph-rsid="003ba1ac"/>
    </style:style>
    <style:style style:name="P56" style:family="paragraph" style:parent-style-name="Standard">
      <style:text-properties officeooo:rsid="003ccb14" officeooo:paragraph-rsid="003ccb14"/>
    </style:style>
    <style:style style:name="P57" style:family="paragraph" style:parent-style-name="Standard">
      <style:text-properties officeooo:rsid="003e5fe1" officeooo:paragraph-rsid="003e5fe1"/>
    </style:style>
    <style:style style:name="T1" style:family="text">
      <style:text-properties officeooo:rsid="0011bde7"/>
    </style:style>
    <style:style style:name="T2" style:family="text">
      <style:text-properties officeooo:rsid="001bc36c"/>
    </style:style>
    <style:style style:name="T3" style:family="text">
      <style:text-properties officeooo:rsid="00222df8"/>
    </style:style>
    <style:style style:name="T4" style:family="text">
      <style:text-properties officeooo:rsid="00227f7b"/>
    </style:style>
    <style:style style:name="T5" style:family="text">
      <style:text-properties officeooo:rsid="00249f4d"/>
    </style:style>
    <style:style style:name="T6" style:family="text">
      <style:text-properties officeooo:rsid="0027a5bf"/>
    </style:style>
    <style:style style:name="T7" style:family="text">
      <style:text-properties officeooo:rsid="002de52e"/>
    </style:style>
    <style:style style:name="T8" style:family="text">
      <style:text-properties officeooo:rsid="00301dd3"/>
    </style:style>
    <style:style style:name="T9" style:family="text">
      <style:text-properties officeooo:rsid="0032774f"/>
    </style:style>
    <style:style style:name="T10" style:family="text">
      <style:text-properties officeooo:rsid="0032c421"/>
    </style:style>
    <style:style style:name="T11" style:family="text">
      <style:text-properties officeooo:rsid="003a9c3e"/>
    </style:style>
    <style:style style:name="T12" style:family="text">
      <style:text-properties officeooo:rsid="003e5f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humana </text:p>
      <text:p text:style-name="P1"/>
      <text:p text:style-name="P1">Funcions generals del sistema respiratori i mecànica respiratòria</text:p>
      <text:p text:style-name="P1"/>
      <text:p text:style-name="P1"/>
      <text:p text:style-name="P2">Intercanvi de gasos entre el medi extern i intern. Volem tenir oxigen per poder fer metabolisme aeròbic. </text:p>
      <text:p text:style-name="P2">A més, genera CO2 i el volem fotre fora. </text:p>
      <text:p text:style-name="P2">Cor i musculs respiratoris en acidosi e paren </text:p>
      <text:p text:style-name="P2"/>
      <text:p text:style-name="P2">Ventilació (Va): component general que te molts elements diferents: entrada d’aire als pulmons</text:p>
      <text:p text:style-name="P2">Perfussió: entrada de sang </text:p>
      <text:p text:style-name="P2">Difusió: gasos passen del medi gasos al medi líquid a l’inrevés</text:p>
      <text:p text:style-name="P2">Transport: </text:p>
      <text:p text:style-name="P2">Consum:</text:p>
      <text:p text:style-name="P2"/>
      <text:p text:style-name="P2">intercanvi de gasos primer al pulmó, després als òrgans. </text:p>
      <text:p text:style-name="P2"/>
      <text:p text:style-name="P2"/>
      <text:p text:style-name="P3">VA/Q</text:p>
      <text:p text:style-name="P3"/>
      <text:p text:style-name="P4">Entra aire amb ventilació alveolar, hi ha perfussió als pulmons, sang surt dels pulmons, va al cor, oxigen dilssolt amb el plasma o en una hemoglobina, difon a tot l’organisme. flux fa que l’organ pugui consumir oxigen. de tot el gos, tornen sangs diferents. es junta amb altres organs i la part dreta del cor envia la sang barrejada de tot l’organisme (v porta ralleta) i la perfussió pulmonar permet tancar el cicle</text:p>
      <text:p text:style-name="P4"/>
      <text:p text:style-name="P4"/>
      <text:p text:style-name="P4">Vies aèries, parènquima pulmonar. unitats respiratòries: alveol i capilar (bossa alveolar i capilars) </text:p>
      <text:p text:style-name="P4"/>
      <text:p text:style-name="P4"/>
      <text:p text:style-name="P4">vies aèries superiors: </text:p>
      <text:p text:style-name="P4">- cavitat nasal</text:p>
      <text:p text:style-name="P4">- orofaringe</text:p>
      <text:p text:style-name="P4">- laringe</text:p>
      <text:p text:style-name="P4"/>
      <text:p text:style-name="P4">condueix aire als pulmons, l’escalfa i el filtra</text:p>
      <text:p text:style-name="P4"/>
      <text:p text:style-name="P4">nas i fosses nasals: condicionament de l’aire, retenció d’impureses, caixa de ressonància, funció olfactòria</text:p>
      <text:p text:style-name="P4"/>
      <text:p text:style-name="P4">faringe: tub musculos situat en coll i revestit de mucosa. </text:p>
      <text:p text:style-name="P4">connecta nas i boca amb traquea i esofag</text:p>
      <text:p text:style-name="P4"/>
      <text:p text:style-name="P4">nasofaringe, orofaringe, laringofaringe. </text:p>
      <text:p text:style-name="P4"/>
      <text:p text:style-name="P4"/>
      <text:p text:style-name="P4">laringe: cordes bucals, permet pas de l’aire, fer sons i esfinteriana (menjar vagi cap a on toca) </text:p>
      <text:p text:style-name="P4"/>
      <text:p text:style-name="P4"/>
      <text:p text:style-name="P4"/>
      <text:p text:style-name="P4"/>
      <text:p text:style-name="P4"><text:soft-page-break/>vies aèries inferiors :</text:p>
      <text:p text:style-name="P4">tràquea: </text:p>
      <text:p text:style-name="P4">conducte remirigid, </text:p>
      <text:p text:style-name="P4">teixit fibros, muscular i amb cartilags (15-20, anells incomplerts) </text:p>
      <text:p text:style-name="P4">entre laringe i bronquis principals</text:p>
      <text:p text:style-name="P4">trajecte oblic: cap avall, enrere i a la dreta</text:p>
      <text:p text:style-name="P4">carina traqueal</text:p>
      <text:p text:style-name="P4"/>
      <text:p text:style-name="P4"/>
      <text:p text:style-name="P4">bronquis principals</text:p>
      <text:p text:style-name="P4">ramificacions de l atràquea</text:p>
      <text:p text:style-name="P4">morfologia similar a traquea</text:p>
      <text:p text:style-name="P4"/>
      <text:p text:style-name="P4">bronqui princpial dret: vertical</text:p>
      <text:p text:style-name="P4">bronqui esquerre: trajecte mes horitzontal</text:p>
      <text:p text:style-name="P4"/>
      <text:p text:style-name="P4"/>
      <text:p text:style-name="P4">divisions bronquials:</text:p>
      <text:p text:style-name="P5">es divideix com branques d’un arbre. </text:p>
      <text:p text:style-name="P5"/>
      <text:p text:style-name="P6">tuberies que poden col·lapsar per diferencies de pressions. </text:p>
      <text:p text:style-name="P6"/>
      <text:p text:style-name="P6"/>
      <text:p text:style-name="P6"/>
      <text:p text:style-name="P7">pulmons: dos pulmons. reserva important per respirar. </text:p>
      <text:p text:style-name="P7"/>
      <text:p text:style-name="P7">pulmo dret: cissura major o obliqua </text:p>
      <text:p text:style-name="P7">3 lobuls: cara costal, cara diafragmatica, cara mediastinica, vertex pulmonar</text:p>
      <text:p text:style-name="P7"/>
      <text:p text:style-name="P7">pulmo esuqerra<text:line-break/>dos lobuls amb la lingula. </text:p>
      <text:p text:style-name="P7"/>
      <text:p text:style-name="P7"/>
      <text:p text:style-name="P7">unitat alveol-capilar. </text:p>
      <text:p text:style-name="P7"/>
      <text:p text:style-name="P7"/>
      <text:p text:style-name="P8">músculs respiratoris</text:p>
      <text:p text:style-name="P8">diafragma (quan es contrau augmenta cefalocaudalment els pulmons), intercostals interns, parasternals. el pulmo creix anteroposterior i lateral. molt aeròbics (resistents a la fatiga) </text:p>
      <text:p text:style-name="P8"/>
      <text:p text:style-name="P8"/>
      <text:p text:style-name="P8">pleura: serosa de coberta </text:p>
      <text:p text:style-name="P8"><text:tab/>pleura visceral</text:p>
      <text:p text:style-name="P8"><text:tab/>pleura parietal </text:p>
      <text:p text:style-name="P8"><text:tab/><text:tab/>cavitat pleural</text:p>
      <text:p text:style-name="P8"/>
      <text:p text:style-name="P8">pleura parietal: </text:p>
      <text:p text:style-name="P8"><text:tab/>pleura costal</text:p>
      <text:p text:style-name="P8"><text:tab/>pleura diafragmatica</text:p>
      <text:p text:style-name="P8"><text:tab/>pleura mediastinica</text:p>
      <text:p text:style-name="P8"/>
      <text:p text:style-name="P8">puño en globo</text:p>
      <text:p text:style-name="P8"><text:soft-page-break/>Mecanica respiratoria: </text:p>
      <text:p text:style-name="P8">Músculs inspiratoris es contrauen i la pressió a la pleura baixa (més negativa) i es transmet a l’alveol (negativa alveol respecte atmosfera) -&gt; aire entra. </text:p>
      <text:p text:style-name="P8">pressio transpulmonar dificulta transmissio de la pressio i ajuda a ser positiu en la expiració, alveol s’ha de posar positiu </text:p>
      <text:p text:style-name="P8"/>
      <text:p text:style-name="P8"/>
      <text:p text:style-name="P8">volum corrent (tidal): volum respiracio normal </text:p>
      <text:p text:style-name="P8"/>
      <text:p text:style-name="P8">frequencia respiratoria: respiracions per minut </text:p>
      <text:p text:style-name="P8"/>
      <text:p text:style-name="P8">miltiplicar VT x FR: respiració minut. </text:p>
      <text:p text:style-name="P8"/>
      <text:p text:style-name="P8">temps inspiratori: temps en el que consumim energia per contraure els musculs</text:p>
      <text:p text:style-name="P8">temps de tot el cicle respiratori: inspirar, expirar i parada. </text:p>
      <text:p text:style-name="P8"/>
      <text:p text:style-name="P9">si dediquem massa temps a inspirar ens cansem mes</text:p>
      <text:p text:style-name="P9"/>
      <text:p text:style-name="P9">VT/Tinspiratori: velocitat entrada aire.</text:p>
      <text:p text:style-name="P9"/>
      <text:p text:style-name="P9"/>
      <text:p text:style-name="P9"/>
      <text:p text:style-name="P10">espirometria forçada: no maniobra natural. </text:p>
      <text:p text:style-name="P10"/>
      <text:p text:style-name="P11">agafar aire fondo (capacitat pulmonar total) <text:s/>i fer-ho fora rapid. </text:p>
      <text:p text:style-name="P11"/>
      <text:p text:style-name="P11"/>
      <text:p text:style-name="P11">FEV1: força respiratoria al primer segon. velocitat que jo puc transmetre al aire per sortir. mostra estat de les tuberies</text:p>
      <text:p text:style-name="P11"/>
      <text:p text:style-name="P11">capacitat vital forçada: quan ho treus tot (FVC) - mostra capacitat total. </text:p>
      <text:p text:style-name="P11"/>
      <text:p text:style-name="P11"/>
      <text:p text:style-name="P11">FEV/FVC com a quocient </text:p>
      <text:p text:style-name="P11"/>
      <text:p text:style-name="P11"/>
      <text:p text:style-name="P11">hi ha valors de referència per la espirometria forçada. valor absolut. (cc, L)</text:p>
      <text:p text:style-name="P11"/>
      <text:p text:style-name="P11">% dels valors de referència. (valor absolut/valor referència x 100) </text:p>
      <text:p text:style-name="P11"/>
      <text:p text:style-name="P11"/>
      <text:p text:style-name="P11"/>
      <text:p text:style-name="P11"/>
      <text:p text:style-name="P11">-ètnia</text:p>
      <text:p text:style-name="P11">-sexe</text:p>
      <text:p text:style-name="P11">-edat</text:p>
      <text:p text:style-name="P11">-pes</text:p>
      <text:p text:style-name="P11">-alçada</text:p>
      <text:p text:style-name="P11"/>
      <text:p text:style-name="P11">FEV: teòric / el real = tant% referència. </text:p>
      <text:p text:style-name="P11">obstruccións tenen un valor espiromètric per sota de 70. (en el quocient) </text:p>
      <text:p text:style-name="P11">per saber si es greu o no, es mira el % de FVC i FEV1 (quant mes baixos, pitjor)</text:p>
      <text:p text:style-name="P11"><text:soft-page-break/>es poden fer representacions volum/temps o volum insp/volum esp</text:p>
      <text:p text:style-name="P11"/>
      <text:p text:style-name="P11"/>
      <text:p text:style-name="P11">Ens dona la situació de base i si la persona és molt reactiva enfront estímuls</text:p>
      <text:p text:style-name="P11"/>
      <text:p text:style-name="P11">per saber si és reactiu: producte per obrir bronqui</text:p>
      <text:p text:style-name="P11">es fa <text:span text:style-name="T1">espirometria</text:span>. si després de donar hi ha millor, positiu significatiu</text:p>
      <text:p text:style-name="P11">si hi ha poc canvi, no significatiu. </text:p>
      <text:p text:style-name="P11"/>
      <text:p text:style-name="P12">de vegades és dubtosa: </text:p>
      <text:p text:style-name="P12">podem usar la broncoprovocadora (bronqui es tanca) </text:p>
      <text:p text:style-name="P12"><text:tab/>especifica: allergen concret, exercici</text:p>
      <text:p text:style-name="P12"><text:tab/>inespecifica: metacolina, manitol</text:p>
      <text:p text:style-name="P12"/>
      <text:p text:style-name="P12"/>
      <text:p text:style-name="P12">FEV i FVC per menys del 80% és raro</text:p>
      <text:p text:style-name="P12"/>
      <text:p text:style-name="P12">si és molt pitjor, hiperreactivitat. </text:p>
      <text:p text:style-name="P12"/>
      <text:p text:style-name="P12"/>
      <text:p text:style-name="P12"/>
      <text:p text:style-name="P12">pletismògraf corporal: </text:p>
      <text:p text:style-name="P12"/>
      <text:p text:style-name="P13">volums i capacitats. </text:p>
      <text:p text:style-name="P13">volum normal: tidal volum.</text:p>
      <text:p text:style-name="P13"/>
      <text:p text:style-name="P13">agafar aire fons: capacitat pulmonar total. </text:p>
      <text:p text:style-name="P13">aire en repos: capacitat residual funcional (sense inspirar) </text:p>
      <text:p text:style-name="P13">treure tot aire: no es pot treure tot (sempre es queda una mica): volum residual </text:p>
      <text:p text:style-name="P13"/>
      <text:p text:style-name="P13"/>
      <text:p text:style-name="P14">alteració ventilatòria obstructiva.</text:p>
      <text:p text:style-name="P14">no poden treure tot l’aire</text:p>
      <text:p text:style-name="P14">atrapament aeri: volum residual &gt; 120%</text:p>
      <text:p text:style-name="P14">capacitat pulmonar total &gt; 120%: hiperinsuflació pulmonar estàtica.</text:p>
      <text:p text:style-name="P14"/>
      <text:p text:style-name="P14">volums per sota del 80%: malaltia restrictiva</text:p>
      <text:p text:style-name="P14"/>
      <text:p text:style-name="P14">altres funcions pulmo: </text:p>
      <text:p text:style-name="P14">depuracio de elements nocius: barrera fisica, mucus, moviments ciliars, defenses immunologiques </text:p>
      <text:p text:style-name="P14"/>
      <text:p text:style-name="P14">productor de coses: substància tensoactiva (no col·lapsi), immunoglobulines A, hormones (poques però en determinades malalties es dispara, alteracions generals del cos. serotonina, antidiuretica) </text:p>
      <text:p text:style-name="P14"/>
      <text:p text:style-name="P14"/>
      <text:p text:style-name="P15">secreció inadequada d’antidiurètic en cas de cancer del pulmo i tal </text:p>
      <text:p text:style-name="P15"/>
      <text:p text:style-name="P15"/>
      <text:p text:style-name="P15"/>
      <text:p text:style-name="P15"/>
      <text:p text:style-name="P15"/>
      <text:p text:style-name="P15"/>
      <text:p text:style-name="P16"><text:soft-page-break/>Propietats estàtiques i dinàmiques. (sense i amb temps) </text:p>
      <text:p text:style-name="P16"/>
      <text:p text:style-name="P17">Fases de respiració</text:p>
      <text:p text:style-name="P17"/>
      <text:p text:style-name="P17">- Inspiració: sempre actiu, genera treball (Wb (treball respiratori)), 3-5% VO2 (el que consumeix)</text:p>
      <text:p text:style-name="P17">- Espiració: passiva en certes circumstàncies. (poques)</text:p>
      <text:p text:style-name="P17"/>
      <text:p text:style-name="P17">Els músculs tenen activitat, generen pressió la qual cosa provoca entrada i sortida aire. </text:p>
      <text:p text:style-name="P17"/>
      <text:p text:style-name="P17">Músculs</text:p>
      <text:p text:style-name="P17">- Inspiratoris: diafragma, intercostals externs, paraesternals, accessoris</text:p>
      <text:p text:style-name="P17">- Espiratoris: intercostals interns, prensa abdominal</text:p>
      <text:p text:style-name="P17"/>
      <text:p text:style-name="P18">Músculs respiratoris. </text:p>
      <text:p text:style-name="P18">Molta capacitat de resistència. </text:p>
      <text:p text:style-name="P18">Fascicles, fibres, sarcòmeres...</text:p>
      <text:p text:style-name="P18"/>
      <text:p text:style-name="P18"/>
      <text:p text:style-name="P18">Tipus de contracció</text:p>
      <text:p text:style-name="P18">- Concèntrica: perd longitud</text:p>
      <text:p text:style-name="P18">- Isomètrica: no perd longitud</text:p>
      <text:p text:style-name="P18">- Excèntrica: primer s’estira, després es contrau (fa mal però indueix remodelació) </text:p>
      <text:p text:style-name="P18"/>
      <text:p text:style-name="P18">El diafragma es trenca en situacions crítiques per després remodelar-se. </text:p>
      <text:p text:style-name="P18"/>
      <text:p text:style-name="P18">Si tenim lesió, es pot reparar i tornar al principi o tenir noves característiques (remodelat) </text:p>
      <text:p text:style-name="P18">Pot ser disfunció o millor funció. </text:p>
      <text:p text:style-name="P18"/>
      <text:p text:style-name="P18">Conceptes:</text:p>
      <text:p text:style-name="P18">Propietats a avaluar<text:line-break/>- Força</text:p>
      <text:p text:style-name="P18">- Resistència </text:p>
      <text:p text:style-name="P18">- Reserva davant la fatiga</text:p>
      <text:p text:style-name="P18">- Coordinació</text:p>
      <text:p text:style-name="P18"/>
      <text:p text:style-name="P18">- <text:span text:style-name="T2">Fracàs mecànic</text:span></text:p>
      <text:p text:style-name="P18">- <text:span text:style-name="T2">Fatiga</text:span></text:p>
      <text:p text:style-name="P18">- <text:span text:style-name="T2">Deilitat</text:span></text:p>
      <text:p text:style-name="P18"/>
      <text:p text:style-name="P19">Força: màxima expressió d’un múscul per desenvolupar una sèries de característiques mecàniques</text:p>
      <text:p text:style-name="P19">Depen de</text:p>
      <text:p text:style-name="P19">- Tamany </text:p>
      <text:p text:style-name="P19">- Nombre i tamany de fibres</text:p>
      <text:p text:style-name="P19">- Fibres tipus 2: (IIa i IIx) </text:p>
      <text:p text:style-name="P19"/>
      <text:p text:style-name="P20">Homes i dones tenim la mateixa força per unitat de superfície, però homes tenen més massa muscular.</text:p>
      <text:p text:style-name="P20"/>
      <text:p text:style-name="P20"/>
      <text:p text:style-name="P20">Resistència: capacitat aeròbica del múscul </text:p>
      <text:p text:style-name="P20">Depen de</text:p>
      <text:p text:style-name="P20">- Capacitat del múscul d’usar oxigen</text:p>
      <text:p text:style-name="P20"><text:soft-page-break/>- Arribar oxigen </text:p>
      <text:p text:style-name="P20">- Oxigen tingui sang </text:p>
      <text:p text:style-name="P20">- Múscul tingui fibres resistents a la fatiga I </text:p>
      <text:p text:style-name="P20">- Enzims que funcionin bé.</text:p>
      <text:p text:style-name="P20"/>
      <text:p text:style-name="P20"/>
      <text:p text:style-name="P20">Respiració pulmonar i respiració tissular és el contrari lmao. </text:p>
      <text:p text:style-name="P20"/>
      <text:p text:style-name="P20"/>
      <text:p text:style-name="P20">Entrenament: Resistance training i anaerobic training per força</text:p>
      <text:p text:style-name="P20"><text:tab/> <text:s text:c="10"/>Endurance training i aerobic training per resistència </text:p>
      <text:p text:style-name="P20"/>
      <text:p text:style-name="P20"/>
      <text:p text:style-name="P20">Debilitat muscular: no pots fer un esforç que hauries de fer. </text:p>
      <text:p text:style-name="P20">Mesures per contrarrestar: llarg termini</text:p>
      <text:p text:style-name="P20"/>
      <text:p text:style-name="P20">Fatiga muscular: pots fer esforç, però en un cert moment ja no pots més</text:p>
      <text:p text:style-name="P21">Mesura per contrarrestar: repós</text:p>
      <text:p text:style-name="P21"/>
      <text:p text:style-name="P21"/>
      <text:p text:style-name="P22">Relacions importants: relació longitud-tensió (longitud òptima per fer màxima força) </text:p>
      <text:p text:style-name="P22"/>
      <text:p text:style-name="P23">Si la resistència de la via aèria és normal, la longitud muscular és normal i tot va bé</text:p>
      <text:p text:style-name="P23"/>
      <text:p text:style-name="P23">Si passen coses dolentes, la resistènica de la via aèria augmenta, aire no surt fàcilment (hiperinsuflació pulmonar), diafragma s’aixafa (fa menys força), arriba menys nutrients... </text:p>
      <text:p text:style-name="P23">50% del oxigen simplement per respirar (en repos) </text:p>
      <text:p text:style-name="P23"/>
      <text:p text:style-name="P23">MPOC: te menys força però té més volum. </text:p>
      <text:p text:style-name="P23">Sans: al mateix volum pulmonar fan menys força-</text:p>
      <text:p text:style-name="P23"/>
      <text:p text:style-name="P23">Mesurar força:</text:p>
      <text:p text:style-name="P23">- Pressions que es genere<text:span text:style-name="T3">n màximes</text:span></text:p>
      <text:p text:style-name="P24">Com?</text:p>
      <text:p text:style-name="P24">- Al nas o a la boca</text:p>
      <text:p text:style-name="P24">- Cateters a l’esofag i a l’estomac. </text:p>
      <text:p text:style-name="P24"/>
      <text:p text:style-name="P24">Pressió transdiafragmàtica: diferència entre pressions de l’estòmac i l’esòfag. </text:p>
      <text:p text:style-name="P24"/>
      <text:p text:style-name="P24"/>
      <text:p text:style-name="P24">Twitch: maniobres involuntàries per generar contracció del diafragma.</text:p>
      <text:p text:style-name="P24"/>
      <text:p text:style-name="P24">Maniobres</text:p>
      <text:p text:style-name="P24">- Estàtiques (no hi ha flux)</text:p>
      <text:p text:style-name="P24">- Dinàmiques (hi ha flux)</text:p>
      <text:p text:style-name="P24"/>
      <text:p text:style-name="P24"/>
      <text:p text:style-name="P24">Quan no hi entra aire, pressió en dos sistemes s’iguala. (per tant, pressió a la boca = alveol)</text:p>
      <text:p text:style-name="P24"/>
      <text:p text:style-name="P24">També es pot mesurar amb estimuladors elèctrics, magnètics o esnifs. </text:p>
      <text:p text:style-name="P24"/>
      <text:p text:style-name="P24"/>
      <text:p text:style-name="P24"><text:soft-page-break/>No tots tenims els mateixos volums. </text:p>
      <text:p text:style-name="P24"/>
      <text:p text:style-name="P24">Taponar inspiració fa que la maxima sigui eventual</text:p>
      <text:p text:style-name="P24"/>
      <text:p text:style-name="P24">Resistència: es mesura amb tests que mostren el temps que aguantes. </text:p>
      <text:p text:style-name="P24"/>
      <text:p text:style-name="P24"/>
      <text:p text:style-name="P24">1: progressiu</text:p>
      <text:p text:style-name="P24">2: carrega que no es maxima .</text:p>
      <text:p text:style-name="P24"/>
      <text:p text:style-name="P24"><text:line-break/>Fatiga: múscul ja no pot fer força de forma puntual. </text:p>
      <text:p text:style-name="P24"/>
      <text:p text:style-name="P24"/>
      <text:p text:style-name="P24"/>
      <text:p text:style-name="P24">Fatiga ràpida?</text:p>
      <text:p text:style-name="P24">- quan temps dedico a inspirar del total del cicle respiratori (més = fatiga més ràpida) </text:p>
      <text:p text:style-name="P24">- Pressió usada del total que podem servir fer (més = fatiga més ràpida) </text:p>
      <text:p text:style-name="P24"/>
      <text:p text:style-name="P24">.<text:span text:style-name="T4">15 risc de fatiga, .20 fatiga. </text:span></text:p>
      <text:p text:style-name="P24"/>
      <text:p text:style-name="P24"/>
      <text:p text:style-name="P25">Signes clínics de disfunció muscular: </text:p>
      <text:p text:style-name="P25">- Triatge intercostal</text:p>
      <text:p text:style-name="P25"/>
      <text:p text:style-name="P25"/>
      <text:p text:style-name="P25"/>
      <text:p text:style-name="P25"/>
      <text:p text:style-name="P25">Estàtic: P/V</text:p>
      <text:p text:style-name="P25"/>
      <text:p text:style-name="P25">Dinàmic: P/V/t</text:p>
      <text:p text:style-name="P25"/>
      <text:p text:style-name="P25">Distensibilitat estàtica. </text:p>
      <text:p text:style-name="P25">Volum d’aire que un P transpulmonar és capaç de mobilitzar. </text:p>
      <text:p text:style-name="P25"/>
      <text:p text:style-name="P25">Pressió transpulmonar = Pressió pleural - Pressió alveolar</text:p>
      <text:p text:style-name="P25"/>
      <text:p text:style-name="P25">Compliance és normal. </text:p>
      <text:p text:style-name="P25"/>
      <text:p text:style-name="P25"/>
      <text:p text:style-name="P25">Enfisema pulmonar: </text:p>
      <text:p text:style-name="P25">Parènquima poc rigid, ja inflat.</text:p>
      <text:p text:style-name="P25">Es disten molt amb poca pressió</text:p>
      <text:p text:style-name="P25">Manca de recuperació elàstica</text:p>
      <text:p text:style-name="P25">Compliance elevada</text:p>
      <text:p text:style-name="P25"/>
      <text:p text:style-name="P25">Fibrosi pulmonar</text:p>
      <text:p text:style-name="P25">El contrari del enfisema. </text:p>
      <text:p text:style-name="P25"/>
      <text:p text:style-name="P25"/>
      <text:p text:style-name="P25"/>
      <text:p text:style-name="P25"/>
      <text:p text:style-name="P25"><text:soft-page-break/>Histèresi: </text:p>
      <text:p text:style-name="P25">Amb aire hi ha diferències entre la distensbilitat a la inspiració i expiració. (histèresi)</text:p>
      <text:p text:style-name="P25">Diferències que desapareixen amb líquid dins el pulmó. </text:p>
      <text:p text:style-name="P25"/>
      <text:p text:style-name="P25">Distensibilitat = compliance</text:p>
      <text:p text:style-name="P25"/>
      <text:p text:style-name="P25"/>
      <text:p text:style-name="P25">Elasticitat: </text:p>
      <text:p text:style-name="P25">- Tendència a recuperar el volum inicial en desapareixer la força deformant. (contrari de distensibilitat) </text:p>
      <text:p text:style-name="P25"/>
      <text:p text:style-name="P25">Factors que infuelixen: </text:p>
      <text:p text:style-name="P25">- Tensió superficial</text:p>
      <text:p text:style-name="P25">- Estructura del pulmó</text:p>
      <text:p text:style-name="P25">..</text:p>
      <text:p text:style-name="P25"/>
      <text:p text:style-name="P25"/>
      <text:p text:style-name="P25">Tensió superficial:</text:p>
      <text:p text:style-name="P25">- Molècules tenen atracció inversament proporcional al radi del cos que hi hagi allà.</text:p>
      <text:p text:style-name="P25">Els alveols tenen tendència a col·lapsar-se, però tenen una substància tensoactiva que disminueix tensió superficial.</text:p>
      <text:p text:style-name="P25"/>
      <text:p text:style-name="P26">Si no, es col·lapsen alveols petits i hi ha conseqüències dures. </text:p>
      <text:p text:style-name="P26"/>
      <text:p text:style-name="P26"/>
      <text:p text:style-name="P27">Hiperinsuflació estàtica: els pulmons estan inflats (sempre) (el diafragma es torna més curt i fa menys força)</text:p>
      <text:p text:style-name="P27"/>
      <text:p text:style-name="P27">Hiperinsuflació dinàmica: quan estem fent un esforç <text:span text:style-name="T5">no ens hiperinsuflem en cap moment (gent sana). SI estem malament, espirometria forçada és molt més petita. En repós està ja al màxim que pot gairebé. (entrada d’aire que ja no pot sortir, en algun moment no entra més.</text:span></text:p>
      <text:p text:style-name="P27"/>
      <text:p text:style-name="P27"/>
      <text:p text:style-name="P27"/>
      <text:p text:style-name="P28">Aire al pulmó -&gt; si volem respirar hi ha pressió dins alveol. Cal vencer pressió alveol. </text:p>
      <text:p text:style-name="P28"/>
      <text:p text:style-name="P28">Cal gastar energia per entrar aire</text:p>
      <text:p text:style-name="P28"/>
      <text:p text:style-name="P28"/>
      <text:p text:style-name="P28"/>
      <text:p text:style-name="P28">Quan aspires i tens una pressió positiva al alveol, podem considerar que atmosfèrica és 0. </text:p>
      <text:p text:style-name="P28">Parènquima exerceix una pressió -&gt; un cop la de fora és més forta que la de dins, en la gent sana <text:s/>va fora</text:p>
      <text:p text:style-name="P28">Si et fas gran, la pressió aspiratòria va malament es desplaça a interior pulmó. <text:span text:style-name="T6">Col·lapsa via aèria</text:span></text:p>
      <text:p text:style-name="P28"/>
      <text:p text:style-name="P28"><text:line-break/>Atelectàsia per reabsorció: desnitrogenació de l’aire insipirat: <text:span text:style-name="T6">tendència al col·lapse i menys substància tensoactiva. </text:span><text:s/></text:p>
      <text:p text:style-name="P28"/>
      <text:p text:style-name="P28"/>
      <text:p text:style-name="P28"/>
      <text:p text:style-name="P29">Resistència al flux aeri, 80% raw i 80% de les raw son vies grans</text:p>
      <text:p text:style-name="P28"><text:soft-page-break/></text:p>
      <text:p text:style-name="P28">Resistència de les tuberies. Vies grans </text:p>
      <text:p text:style-name="P28"/>
      <text:p text:style-name="P28">Treball respiratori. </text:p>
      <text:p text:style-name="P28">- Pressió que hem de fer per obtenir un volum determinat. </text:p>
      <text:p text:style-name="P28">Tres components fonamentals: </text:p>
      <text:p text:style-name="P28">- Distensió del pulmó: W elàstic</text:p>
      <text:p text:style-name="P28">- Viscositat: W R tisular</text:p>
      <text:p text:style-name="P28">- W resistiu </text:p>
      <text:p text:style-name="P28"/>
      <text:p text:style-name="P28">Consum de persona sana = baix</text:p>
      <text:p text:style-name="P28"/>
      <text:p text:style-name="P28">Ventilació: renovar aire perquè es produeixi intercanvi gasos</text:p>
      <text:p text:style-name="P28"/>
      <text:p text:style-name="P28">Component convectiu i difusiu</text:p>
      <text:p text:style-name="P28"/>
      <text:p text:style-name="P28"/>
      <text:p text:style-name="P29">Volum corrent</text:p>
      <text:p text:style-name="P29">Volum minut</text:p>
      <text:p text:style-name="P29">Espai mort: aire que entra cada cop i que no serveix per fer intercanvi de gasos</text:p>
      <text:p text:style-name="P29">Espai mort alveolar: on no hi ha perfussió (infinit) </text:p>
      <text:p text:style-name="P29">Espai mort anatòmic: vies aèries</text:p>
      <text:p text:style-name="P29"/>
      <text:p text:style-name="P29">Espai mort fisiològic: suma dels dues </text:p>
      <text:p text:style-name="P29"/>
      <text:p text:style-name="P29">De vegades espai mort anatòmic pot augmentar molt. </text:p>
      <text:p text:style-name="P29"/>
      <text:p text:style-name="P29"/>
      <text:p text:style-name="P29">Normalment entra més del que surt, es consumeix mes o2 que es produeix carboni. </text:p>
      <text:p text:style-name="P29"/>
      <text:p text:style-name="P29">Alveols superior pulmó son mes grans, augmenten poc.</text:p>
      <text:p text:style-name="P29">Alveols inferiors pulmó son més petits, augmenten molt i xuclen air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Ventilo molt: CO2 baixa</text:p>
      <text:p text:style-name="P29">Ventilo poc: CO2 puja. </text:p>
      <text:p text:style-name="P29"/>
      <text:p text:style-name="P29">Funcions vies superiors:</text:p>
      <text:p text:style-name="P29">- Escalfar aire</text:p>
      <text:p text:style-name="P29">- Humidificar</text:p>
      <text:p text:style-name="P29">- Filtrar</text:p>
      <text:p text:style-name="P29"/>
      <text:p text:style-name="P29">Reflexos defensius: tusígens i esternuts. </text:p>
      <text:p text:style-name="P29"/>
      <text:p text:style-name="P29">En inferiors hi ha broncoreactivitat.</text:p>
      <text:p text:style-name="P29"/>
      <text:p text:style-name="P29">Funció laringe: commutadors, comunicació</text:p>
      <text:p text:style-name="P29"/>
      <text:p text:style-name="P29"/>
      <text:p text:style-name="P29">Vies aèries inferiors</text:p>
      <text:p text:style-name="P29">- Mucus</text:p>
      <text:p text:style-name="P29">- Funció ciliar</text:p>
      <text:p text:style-name="P29">- Reflex tusígen</text:p>
      <text:p text:style-name="P29">- Broncoreactivitat. - es tanca si detecta cosa dolenta</text:p>
      <text:p text:style-name="P29">Paret amb múscul llis</text:p>
      <text:p text:style-name="P29">Control nerviós simpàtic, parasimpàtic i NANC</text:p>
      <text:p text:style-name="P29">Factors locals</text:p>
      <text:p text:style-name="P29"/>
      <text:p text:style-name="P29">Bronquis petits no tenen cartílag o glàndules de moc.</text:p>
      <text:p text:style-name="P29"/>
      <text:p text:style-name="P29"/>
      <text:p text:style-name="P29">Sistema vegetatiu. </text:p>
      <text:p text:style-name="P29">- Simpàtic</text:p>
      <text:p text:style-name="P29">- Parasimpàtic</text:p>
      <text:p text:style-name="P29">- No adrenergic no colinergic (NANC) </text:p>
      <text:p text:style-name="P29"/>
      <text:p text:style-name="P29">Accions: regulació tònica del múscul llis (vies aèries)....</text:p>
      <text:p text:style-name="P29"/>
      <text:p text:style-name="P29"/>
      <text:p text:style-name="P29"/>
      <text:p text:style-name="P29">Simpàtic: </text:p>
      <text:p text:style-name="P29">noradrenalina </text:p>
      <text:p text:style-name="P29">b2</text:p>
      <text:p text:style-name="P29">broncodilatadors</text:p>
      <text:p text:style-name="P29"/>
      <text:p text:style-name="P29">Parasimpàtic: </text:p>
      <text:p text:style-name="P29">acetilcolina </text:p>
      <text:p text:style-name="P29">constricció bronquial</text:p>
      <text:p text:style-name="P29"/>
      <text:p text:style-name="P29">NANC: </text:p>
      <text:p text:style-name="P29">PIV</text:p>
      <text:p text:style-name="P29">broncodilatació PIV o broncoconstricció substància P</text:p>
      <text:p text:style-name="P29"/>
      <text:p text:style-name="P29"/>
      <text:p text:style-name="P30">Estímuls físics i quimics provoquen </text:p>
      <text:p text:style-name="P30">- Alliberament histamina i leucotriens: broncoconstricció</text:p>
      <text:p text:style-name="P30"><text:soft-page-break/>- Prostaglandines i: basoconstricció</text:p>
      <text:p text:style-name="P30">- Asma: broncoconstricció</text:p>
      <text:p text:style-name="P30"/>
      <text:p text:style-name="P30"/>
      <text:p text:style-name="P30"/>
      <text:p text:style-name="P30">Circulació pulmonar: intercanvi de gasos, circuit de baixa pressió. </text:p>
      <text:p text:style-name="P30">Artèria pulmonar :sang venosa mixta o barrejada al VD</text:p>
      <text:p text:style-name="P30">Vena pulmonar: sang oxigenada. </text:p>
      <text:p text:style-name="P30"/>
      <text:p text:style-name="P31">Vasos bronquials: nutrició pulmonar. </text:p>
      <text:p text:style-name="P31"/>
      <text:p text:style-name="P31"/>
      <text:p text:style-name="P31"/>
      <text:p text:style-name="P36">Cateter de Swangans que permet arribar al cor dret -&gt; auricula dreta -&gt; ventricle dret -&gt; vena pulmonar.</text:p>
      <text:p text:style-name="P31"/>
      <text:p text:style-name="P31"/>
      <text:p text:style-name="P36">Sistema tubular sense flux: pressions s’igualen. </text:p>
      <text:p text:style-name="P37">Podem mesurar pressió a auricula esquerra. </text:p>
      <text:p text:style-name="P32"/>
      <text:p text:style-name="P32"/>
      <text:p text:style-name="P38">Mires pressió artèria pulmonar, i després infles cateter per comprovar auricula esquerra. </text:p>
      <text:p text:style-name="P32"/>
      <text:p text:style-name="P38">Determinants de a on va la sang.</text:p>
      <text:p text:style-name="P32"/>
      <text:p text:style-name="P38">Gravetat: amunt avall. </text:p>
      <text:p text:style-name="P38">Part superior: poc aire, poca sang. </text:p>
      <text:p text:style-name="P38">part inferior: molt aire, molta sang. </text:p>
      <text:p text:style-name="P38">Despesa cardíaca: quantitat de sang que surti del cor dret</text:p>
      <text:p text:style-name="P38">Resistències vasos pulmonars: molta resistència, poc flux de sang.</text:p>
      <text:p text:style-name="P32"/>
      <text:p text:style-name="P38">En tot el cos, si hi ha poc oxigen es dilata per donar molt oxigen a aquell teixit. </text:p>
      <text:p text:style-name="P38">En el pulmó, passa el contrari i es vasocontrauen. Si tens poc oxigen a un alveol, es capilar es tanca i va cap a altres zones. Mecanisme de seguretat perquè la sang vagi a alveols amb molta sang i oxigen. </text:p>
      <text:p text:style-name="P39">Indueix baixada de espècies reactives d’oxigen que provoca alteració en canals de K Ca que provoca contracció de múscul llis. </text:p>
      <text:p text:style-name="P33"/>
      <text:p text:style-name="P33"/>
      <text:p text:style-name="P40">Altres no tan importants: </text:p>
      <text:p text:style-name="P33">- <text:span text:style-name="T7">Pressió alveolar molt alta = col·lapsa vasos. </text:span></text:p>
      <text:p text:style-name="P40">Zones en que sang no passa</text:p>
      <text:p text:style-name="P40">Zones en que passa en sistole, i no en diastole. </text:p>
      <text:p text:style-name="P40">Zones en que passa sempre. </text:p>
      <text:p text:style-name="P33"/>
      <text:p text:style-name="P41">Per sort, gradient de ventilació i perfussió al pulmó i equilibri amunt i avall son molt bons. </text:p>
      <text:p text:style-name="P42">Si hi ha molta ventilació i poca perfussió i viceversa es complica</text:p>
      <text:p text:style-name="P34"/>
      <text:p text:style-name="P42">Exercici: molt més volum minut</text:p>
      <text:p text:style-name="P34"/>
      <text:p text:style-name="P34"/>
      <text:p text:style-name="P34"/>
      <text:p text:style-name="P35"><text:soft-page-break/><text:span text:style-name="T8">El que ens limita en esforç és sempre la part cardiocirculatòria. </text:span></text:p>
      <text:p text:style-name="P43">Si anem a full de mango, el cor es posa al 90% del que el cor pot fer. </text:p>
      <text:p text:style-name="P35"><text:tab/><text:span text:style-name="T8">Malalt: no es pot</text:span></text:p>
      <text:p text:style-name="P35"/>
      <text:p text:style-name="P43">El sistema respiratori en esforç màxim és 65% màxim. </text:p>
      <text:p text:style-name="P35"/>
      <text:p text:style-name="P35"/>
      <text:p text:style-name="P35"><text:span text:style-name="T8">Per tant és més important entrenar el cor. </text:span><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text:soft-page-break/>Relacio entre aire que entra i sang que passa (ventilació/perfussió)</text:p>
      <text:p text:style-name="P44"/>
      <text:p text:style-name="P44">Càlcul de la pressió alveolar oxigen: quanta pressió arriba normalment (4) </text:p>
      <text:p text:style-name="P44"><text:line-break/>A: alveolar, a = arterial</text:p>
      <text:p text:style-name="P44"/>
      <text:p text:style-name="P44">diferència entre els dos indica si hi ha alteració </text:p>
      <text:p text:style-name="P44"/>
      <text:p text:style-name="P44">AaPO2 = PAO2 - PaO2 (normal fins a 20mmHg)</text:p>
      <text:p text:style-name="P44"/>
      <text:p text:style-name="P44">PAO2 = (Pb (pressio barometrica) -PH2O (pressio aigua) ) * FIO2 (atmosfera terrestre) - (PaCO2/0,8) -&gt; simplifiquem </text:p>
      <text:p text:style-name="P44">PAO2 = 150 - (PaCO2/0,8)</text:p>
      <text:p text:style-name="P44"/>
      <text:p text:style-name="P44"/>
      <text:p text:style-name="P44">Exempl: </text:p>
      <text:p text:style-name="P44">Sa: Pressio alveolar = 104</text:p>
      <text:p text:style-name="P44">Pressio arterial 100 </text:p>
      <text:p text:style-name="P44"/>
      <text:p text:style-name="P44">104 - 100 = 4 -&gt; normal </text:p>
      <text:p text:style-name="P44"/>
      <text:p text:style-name="P44">PAo2 = 150 - (PaCO2 / 0,8) </text:p>
      <text:p text:style-name="P44"/>
      <text:p text:style-name="P44">AaPO2 = PAO2 - PaO2</text:p>
      <text:p text:style-name="P44"/>
      <text:p text:style-name="P44"/>
      <text:p text:style-name="P44">Normoxemia</text:p>
      <text:p text:style-name="P44"/>
      <text:p text:style-name="P44"/>
      <text:p text:style-name="P44">PO2 de 59 (baixeta) </text:p>
      <text:p text:style-name="P44"/>
      <text:p text:style-name="P45">Hipoxèmia: insuficiència respiratòria en pulmó sa</text:p>
      <text:p text:style-name="P45"><text:s/>baix es sa, alt es malalt</text:p>
      <text:p text:style-name="P45"/>
      <text:p text:style-name="P45">a dalt una muntanya o un avio pressio alveolar disminueix </text:p>
      <text:p text:style-name="P45"/>
      <text:p text:style-name="P45"/>
      <text:p text:style-name="P45">gasometria arterial per gasos sanguinis i equilibri acid base </text:p>
      <text:p text:style-name="P45"/>
      <text:p text:style-name="P45">normoxèmia: oxigen normal en sang </text:p>
      <text:p text:style-name="P45">hipoxèmia: poc oxigen en sang </text:p>
      <text:p text:style-name="P45">hipòxia: poc oxigen</text:p>
      <text:p text:style-name="P45">hiperòxia: molt oxigen disponible </text:p>
      <text:p text:style-name="P45">normocàpnia: carboni nomral </text:p>
      <text:p text:style-name="P45">hipercàpnia </text:p>
      <text:p text:style-name="P45">hipocàpnia</text:p>
      <text:p text:style-name="P45"/>
      <text:p text:style-name="P45"/>
      <text:p text:style-name="P45"/>
      <text:p text:style-name="P45"/>
      <text:p text:style-name="P45"/>
      <text:p text:style-name="P45"/>
      <text:p text:style-name="P45"><text:soft-page-break/>causes hipòxia</text:p>
      <text:p text:style-name="P45">hpoventilació alveolar (hipoxèmia amb AaPO2 (gradient alveolarterial) normal) </text:p>
      <text:p text:style-name="P45"><text:tab/>no respiro</text:p>
      <text:p text:style-name="P45"><text:tab/><text:tab/>cervell, encèfal, nervis que porten senyal als músculs, músculs </text:p>
      <text:p text:style-name="P45">Desequilirbis Va/Q (que no sigui 0) </text:p>
      <text:p text:style-name="P45"><text:tab/><text:span text:style-name="T9">dificulitat en entrada aire o pas sang que faci que relació sigui major o menor a 1 </text:span></text:p>
      <text:p text:style-name="P45">Curtcircuit intrapulmonar (no hi ha ventilació, sang entra al pulmó igual q surt, Va/Q = 0, shunt) </text:p>
      <text:p text:style-name="P45"><text:tab/><text:span text:style-name="T9">aire o sang <text:s/>no passa </text:span></text:p>
      <text:p text:style-name="P45"><text:tab/><text:tab/><text:span text:style-name="T9">si alveol s’omple del tot d’alguna cosa: shunt</text:span></text:p>
      <text:p text:style-name="P45">Alteracions a la difusió</text:p>
      <text:p text:style-name="P45"/>
      <text:p text:style-name="P45"/>
      <text:p text:style-name="P46">alveol amb poc PO2 (pressió parcial oxigen) = vasoconstricció</text:p>
      <text:p text:style-name="P46">-&gt; <text:span text:style-name="T10">sang va a altres zones</text:span></text:p>
      <text:p text:style-name="P46"/>
      <text:p text:style-name="P47">si donem oxigen al 100%, alveols que reben aire milloren pressio oxigen </text:p>
      <text:p text:style-name="P47">no millora shunt però desequilibris si (per mesurar nivell de shunt) </text:p>
      <text:p text:style-name="P47"/>
      <text:p text:style-name="P47"/>
      <text:p text:style-name="P48">gradients de pressió per intercanvi de gasos, oxigen entra i carboni surt. </text:p>
      <text:p text:style-name="P48">en contra: resistències</text:p>
      <text:p text:style-name="P48"><text:tab/>components membrana (gruix de la barrera) </text:p>
      <text:p text:style-name="P48"><text:tab/>poca hemoglobina</text:p>
      <text:p text:style-name="P48">temps de trànsit: normalment 0,75s</text:p>
      <text:p text:style-name="P48"/>
      <text:p text:style-name="P48"/>
      <text:p text:style-name="P48">si hematies tenen un temps de transit molt elevat (febre, exercici...) es pot donar hipoxèmia en situacions patològiques</text:p>
      <text:p text:style-name="P48"/>
      <text:p text:style-name="P48">fer exercici malalt t’ofega. </text:p>
      <text:p text:style-name="P48"/>
      <text:p text:style-name="P48"/>
      <text:p text:style-name="P48"/>
      <text:p text:style-name="P48">medir intercanvi pulmonar? molt dificil tecnicament. </text:p>
      <text:p text:style-name="P48">co no interacciona rapidament amb el cos pero te coeficients de difusio similars amb oxigen. totes les tecniques per mesurar mesuren difusio co. </text:p>
      <text:p text:style-name="P48"/>
      <text:p text:style-name="P48"/>
      <text:p text:style-name="P48"/>
      <text:p text:style-name="P49">alteracions difusio o2: si dono oxigen al 100% millora el pacient. no millora el shunt nomes. </text:p>
      <text:p text:style-name="P49"/>
      <text:p text:style-name="P49"/>
      <text:p text:style-name="P50">causes hipercapnia (massa CO2)</text:p>
      <text:p text:style-name="P50">Hipoventilació alveolar </text:p>
      <text:p text:style-name="P50">Desequilibri Va/Q</text:p>
      <text:p text:style-name="P50"/>
      <text:p text:style-name="P51">ventilar poc: hipercapnia</text:p>
      <text:p text:style-name="P51">ventilo molt: hipocapnia</text:p>
      <text:p text:style-name="P51"/>
      <text:p text:style-name="P51"/>
      <text:p text:style-name="P51"/>
      <text:p text:style-name="P51"/>
      <text:p text:style-name="P51"><text:soft-page-break/>esta tan desestructurat el pulmo que cal respirar molts litres per minut per reabsorbir oxigen i expulsar carboni. </text:p>
      <text:p text:style-name="P51"/>
      <text:p text:style-name="P51"/>
      <text:p text:style-name="P51">pulmó amb problemes: “mescla venosa” </text:p>
      <text:p text:style-name="P51"/>
      <text:p text:style-name="P51">pulmó amb dos compartiments. </text:p>
      <text:p text:style-name="P51">un tros de pulmo esta be i l’altre no</text:p>
      <text:p text:style-name="P51">quanta part de la sang van a una zona de pulmó amb problema? (amb una formula random) </text:p>
      <text:p text:style-name="P52">ventatge: si dono oxigen al 100% nomes queda shunt -&gt; podem calcular shunt en models animals i pacients</text:p>
      <text:p text:style-name="P52"/>
      <text:p text:style-name="P52"/>
      <text:p text:style-name="P52">problemes: </text:p>
      <text:p text:style-name="P52">- no discrimina Va/Q molt baixos </text:p>
      <text:p text:style-name="P52">- inclou també shunt extrapulmonar (comunicacions arteriovenoses) </text:p>
      <text:p text:style-name="P52"/>
      <text:p text:style-name="P52">- O2 al 100% indueix atelectasi (col·lapse) per desnitrogenació</text:p>
      <text:p text:style-name="P52">---&gt; això augmenta el shunt (distorsiona el que vol mesurar) </text:p>
      <text:p text:style-name="P52"/>
      <text:p text:style-name="P53">animals grans perquè els petits no permeten manipulació.</text:p>
      <text:p text:style-name="P53"/>
      <text:p text:style-name="P53"/>
      <text:p text:style-name="P53"/>
      <text:p text:style-name="P53"/>
      <text:p text:style-name="P53"/>
      <text:p text:style-name="P54">Intercanvi de gasos son gradients de pressió</text:p>
      <text:p text:style-name="P54"/>
      <text:p text:style-name="P54">160 -&gt; 159 -&gt; 105 -&gt; 100 -&gt; 1 mmHg</text:p>
      <text:p text:style-name="P54"/>
      <text:p text:style-name="P54">Cada cop que fem un salt perdem pressió</text:p>
      <text:p text:style-name="P54"/>
      <text:p text:style-name="P54">Pressió parcial condiciona oxigen en sang</text:p>
      <text:p text:style-name="P54">Com? </text:p>
      <text:p text:style-name="P54">1: en combinació amb capacitat de dissolució, porta un 5%</text:p>
      <text:p text:style-name="P54"/>
      <text:p text:style-name="P54">95% lligat a hemoglobina</text:p>
      <text:p text:style-name="P54"/>
      <text:p text:style-name="P54">saturació oximoglobina. hemoglobina és transportador oxigen. saturació es medeix amb oximetre: quanta part porta oxigen. ideal 100%</text:p>
      <text:p text:style-name="P54"/>
      <text:p text:style-name="P54">sempre parlem de pressió parcial perque es dificl de mesurar. </text:p>
      <text:p text:style-name="P54"/>
      <text:p text:style-name="P54"/>
      <text:p text:style-name="P54">molt poc oxigen va dissolt en sang pero ens interessa</text:p>
      <text:p text:style-name="P54"/>
      <text:p text:style-name="P54"/>
      <text:p text:style-name="P54">hemoglobina: 4 cadenes homo amb un ferro unides a una polipeptidica. </text:p>
      <text:p text:style-name="P54">cada molecula Hb es pot unir a 4 molecules d’oxigen </text:p>
      <text:p text:style-name="P54"/>
      <text:p text:style-name="P54">contingut venos </text:p>
      <text:p text:style-name="P54"/>
      <text:p text:style-name="P54"><text:soft-page-break/>dret: contingut venos mixte. </text:p>
      <text:p text:style-name="P54"/>
      <text:p text:style-name="P54">contingut oxigen cadascuna de les sangs</text:p>
      <text:p text:style-name="P54"/>
      <text:p text:style-name="P54"/>
      <text:p text:style-name="P54">60 és hipoxèmia dramatica cap avall</text:p>
      <text:p text:style-name="P54">relacio saturacio no es lineal. </text:p>
      <text:p text:style-name="P54"/>
      <text:p text:style-name="P54">de 100 a 60 no baixa saturacio quan pressio parcial baixa</text:p>
      <text:p text:style-name="P54">menys, pero, fa que baixi molt saturació</text:p>
      <text:p text:style-name="P54"/>
      <text:p text:style-name="P54">p50: a quina pressió parcial hi ha 50% de hemoglobina saturada </text:p>
      <text:p text:style-name="P54"/>
      <text:p text:style-name="P54">afinitat pot ser bona o dolenta</text:p>
      <text:p text:style-name="P54"/>
      <text:p text:style-name="P54">pco2 baix o alt, pH pot ser alcali o acid, temperatura</text:p>
      <text:p text:style-name="P54">tot aixo pot modificar la corba de saturació i modificar a partir de quan es comencen a formar problemes. </text:p>
      <text:p text:style-name="P54"/>
      <text:p text:style-name="P54">desplaçaments a la dreta: hipercapnia (retenir carboni), acidosi, febre</text:p>
      <text:p text:style-name="P54"><text:tab/>te menys afinitat per hemoglobina: en pulmons no mola, pero allibera facilment en teixits</text:p>
      <text:p text:style-name="P54">desplaçaments a la esquerra: <text:span text:style-name="T11">hipocapnia, hipotermia</text:span></text:p>
      <text:p text:style-name="P54"><text:tab/>te mes afinitat per hemoglobina: en pulmons mola, pero <text:span text:style-name="T11">no</text:span> allibera facilment en teixits</text:p>
      <text:p text:style-name="P54"/>
      <text:p text:style-name="P54"/>
      <text:p text:style-name="P55">continugt o2: oxigen total a la sang</text:p>
      <text:p text:style-name="P55">aport o2: oxigen transporta i entregat disponible pels teixits periferics. </text:p>
      <text:p text:style-name="P55"/>
      <text:p text:style-name="P55">relacio entre donar i rebre</text:p>
      <text:p text:style-name="P55">- coeficient extraccio oxigen: oxigen retirat per teixits periferics </text:p>
      <text:p text:style-name="P55"/>
      <text:p text:style-name="P55">idealment 1</text:p>
      <text:p text:style-name="P55"/>
      <text:p text:style-name="P55">fraccio extraccio oxigen </text:p>
      <text:p text:style-name="P55"/>
      <text:p text:style-name="P55">% extret </text:p>
      <text:p text:style-name="P55"/>
      <text:p text:style-name="P55">respiracio pulmonar i tisular </text:p>
      <text:p text:style-name="P55"/>
      <text:p text:style-name="P55">bioenergetica: per una carrega determinada quant consumeixo d’oxigen</text:p>
      <text:p text:style-name="P55"/>
      <text:p text:style-name="P55">proveir mes oxigen a major carrega </text:p>
      <text:p text:style-name="P55"/>
      <text:p text:style-name="P55">mioglobina és magatzem oxigen, nomes un grup hemo es queda. pot baixar pressio parcial oxigem</text:p>
      <text:p text:style-name="P55"/>
      <text:p text:style-name="P55"/>
      <text:p text:style-name="P55"/>
      <text:p text:style-name="P55"/>
      <text:p text:style-name="P55"/>
      <text:p text:style-name="P55"/>
      <text:p text:style-name="P55"/>
      <text:p text:style-name="P55"/>
      <text:p text:style-name="P55"><text:soft-page-break/>Tamany corporal condiciona superficie intercanvi</text:p>
      <text:p text:style-name="P55"/>
      <text:p text:style-name="P55">Algunes especies tenen coure enlloc de ferro. </text:p>
      <text:p text:style-name="P55">alguns no tenen ni ferro ni coure</text:p>
      <text:p text:style-name="P55"/>
      <text:p text:style-name="P55">hemocianina. </text:p>
      <text:p text:style-name="P55"/>
      <text:p text:style-name="P55"/>
      <text:p text:style-name="P55"/>
      <text:p text:style-name="P55">anemia: menys capacitat de transport</text:p>
      <text:p text:style-name="P55"/>
      <text:p text:style-name="P55">CaO2: </text:p>
      <text:p text:style-name="P55"/>
      <text:p text:style-name="P55">intoxicacio per CO: hemoglobina queda enganxada al CO i no es pot desplaçar CO i posar oxigen, ecara que sigui al 100%</text:p>
      <text:p text:style-name="P55"/>
      <text:p text:style-name="P56">metahemoglobinemies: hemoglobines anomales no poden agafar oxigen</text:p>
      <text:p text:style-name="P56"/>
      <text:p text:style-name="P56">CO2: va en part dissolt, en part lligat a hemoglobina (carboximoglobina), en part lligat amb aigua (anhidrasa carbonica, acid carbonic, hidroganions) </text:p>
      <text:p text:style-name="P56"/>
      <text:p text:style-name="P56">lligat a hemoglonia, 23%, dissolt 7%, acid carbonic 70% </text:p>
      <text:p text:style-name="P56"/>
      <text:p text:style-name="P56">efecte halder</text:p>
      <text:p text:style-name="P56"/>
      <text:p text:style-name="P56"/>
      <text:p text:style-name="P56">Molt CO2: acidosi</text:p>
      <text:p text:style-name="P56">Molt HCO3: alcalosi</text:p>
      <text:p text:style-name="P56"/>
      <text:p text:style-name="P56">acidosi respiratòria: producció de carboni major de la que es pot respirar. malaltia de pulmó o externa. <text:span text:style-name="T12">si es retenen molts bicarbonats s’anula a la llarga</text:span></text:p>
      <text:p text:style-name="P56"/>
      <text:p text:style-name="P57">acidosi metabòlica: produeix més hidroganions del que es normal. acidotics respiren com gossos. diabetes, insuficiencia renal... (no hi ha produccio de HCO3) </text:p>
      <text:p text:style-name="P57"/>
      <text:p text:style-name="P57">alcalosi respiratòria: febre, angoixa... pH puja, malalties pulmonars que fan que ventilis molt. </text:p>
      <text:p text:style-name="P57"/>
      <text:p text:style-name="P57">alcalosi metabolica: eliminem tants acids que el component metabolic fa que el pH puji. solució: no respirar. realment no es pot compensa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02:28.548886453</meta:creation-date>
    <dc:date>2025-02-07T13:41:06.627402512</dc:date>
    <meta:editing-duration>PT2H23M</meta:editing-duration>
    <meta:editing-cycles>50</meta:editing-cycles>
    <meta:generator>LibreOffice/24.2.7.2$Linux_X86_64 LibreOffice_project/420$Build-2</meta:generator>
    <meta:document-statistic meta:table-count="0" meta:image-count="0" meta:object-count="0" meta:page-count="17" meta:paragraph-count="427" meta:word-count="3185" meta:character-count="20355" meta:non-whitespace-character-count="17357"/>
  </office:meta>
</office:document-meta>
</file>